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eeeeee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color="#999999" draw:fill="solid" draw:fill-color="#eeeeee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cc" draw:fill="solid" draw:fill-color="#cfe7f5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111111" draw:fill="solid" draw:fill-color="#999999" draw:textarea-vertical-align="middle" draw:auto-grow-height="false" fo:min-height="0.749cm" fo:min-width="0.499cm"/>
    </style:style>
    <style:style style:name="gr6" style:family="graphic" style:parent-style-name="standard">
      <style:graphic-properties draw:stroke="dash" draw:stroke-dash="Fine_20_Dashed" svg:stroke-color="#111111" draw:fill="solid" draw:fill-color="#eeeeee" draw:textarea-vertical-align="middle"/>
    </style:style>
    <style:style style:name="gr7" style:family="graphic" style:parent-style-name="standard">
      <style:graphic-properties draw:stroke="dash" draw:stroke-dash="Ultrafine_20_Dashed" svg:stroke-color="#111111" draw:fill="solid" draw:fill-color="#eeeeee" draw:textarea-vertical-align="middle"/>
    </style:style>
    <style:style style:name="gr8" style:family="graphic" style:parent-style-name="standard">
      <style:graphic-properties svg:stroke-color="#111111" draw:fill="solid" draw:fill-color="#999999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solid" draw:stroke-dash="Ultrafine_20_Dashed" svg:stroke-color="#111111" draw:fill="solid" draw:fill-color="#999999" draw:textarea-vertical-align="middle" draw:auto-grow-height="false" fo:min-height="0.749cm" fo:min-width="0.499cm"/>
    </style:style>
    <style:style style:name="gr10" style:family="graphic" style:parent-style-name="standard">
      <style:graphic-properties draw:stroke="dash" draw:stroke-dash="Ultrafine_20_Dashed" svg:stroke-color="#111111" draw:fill="solid" draw:fill-color="#eeeee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0.668cm" svg:height="6.096cm" svg:x="2.778cm" svg:y="2.77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Tomc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64cm" svg:height="1.778cm" svg:x="3.794cm" svg:y="3.794cm">
          <text:p text:style-name="P1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3.794cm">
          <text:p text:style-name="P1"><text:span text:style-name="T1">Connex Document 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3.794cm" svg:y="6.08cm">
          <text:p text:style-name="P1"><text:span text:style-name="T1">Connex Passport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6.08cm">
          <text:p text:style-name="P1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0.668cm" svg:height="6.096cm" svg:x="2.778cm" svg:y="12.68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i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763cm" svg:height="3.937cm" svg:x="3.54cm" svg:y="13.192cm">
          <text:p text:style-name="P1"><text:span text:style-name="T1"><text:s/></text:span><text:span text:style-name="T1">Channel 1 </text:span></text:p>
          <text:p text:style-name="P1"><text:span text:style-name="T1">Channel 2</text:span></text:p>
          <text:p text:style-name="P1"><text:span text:style-name="T1">Channel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cm" svg:y="4.1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3.302cm" svg:height="0.381cm" svg:x="4.048cm" svg:y="5.164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8.693cm" svg:y="5.191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4.048cm" svg:y="7.477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8.62cm" svg:y="7.477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5.826cm" svg:y="16.494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1" draw:layer="layout" svg:width="3.556cm" svg:height="3.556cm" svg:x="15.178cm" svg:y="9.382cm">
          <text:p text:style-name="P1"/>
          <text:p text:style-name="P1"/>
          <text:p text:style-name="P1"/>
          <text:p text:style-name="P1"/>
          <text:p text:style-name="P1"><text:span text:style-name="T1">Infinisp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4" draw:layer="layout" svg:width="10.668cm" svg:height="6.096cm" svg:x="2.778cm" svg:y="2.77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Tom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64cm" svg:height="1.778cm" svg:x="3.794cm" svg:y="3.794cm">
          <text:p text:style-name="P1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3.794cm">
          <text:p text:style-name="P1"><text:span text:style-name="T1">Connex Document 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3.794cm" svg:y="6.08cm">
          <text:p text:style-name="P1"><text:span text:style-name="T1">Connex Passport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6.08cm">
          <text:p text:style-name="P1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4" draw:layer="layout" svg:width="10.668cm" svg:height="6.096cm" svg:x="2.778cm" svg:y="12.684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ir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937cm" svg:x="3.54cm" svg:y="13.319cm">
          <text:p text:style-name="P1"><text:span text:style-name="T1">Channel 1</text:span></text:p>
          <text:p text:style-name="P1"><text:span text:style-name="T1">Channel 2</text:span></text:p>
          <text:p text:style-name="P1"><text:span text:style-name="T1">Channel 3</text:span></text:p>
          <text:p text:style-name="P1"><text:span text:style-name="T1">Channel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cm" svg:y="4.1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3.302cm" svg:height="0.381cm" svg:x="15.305cm" svg:y="11.668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413cm" svg:height="2.032cm" svg:x="12.681cm" svg:y="9.001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" draw:text-style-name="P1" draw:layer="layout" svg:width="2.413cm" svg:height="2.032cm" svg:x="12.681cm" svg:y="11.079cm">
          <text:p/>
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</draw:page>
      <draw:page draw:name="page3" draw:style-name="dp1" draw:master-page-name="Default">
        <draw:custom-shape draw:style-name="gr1" draw:text-style-name="P2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4" draw:layer="layout" svg:width="10.668cm" svg:height="6.096cm" svg:x="2.778cm" svg:y="2.77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Tom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64cm" svg:height="1.778cm" svg:x="3.794cm" svg:y="3.794cm">
          <text:p text:style-name="P1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3.794cm">
          <text:p text:style-name="P1"><text:span text:style-name="T1">Connex Document 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3.794cm" svg:y="6.08cm">
          <text:p text:style-name="P1"><text:span text:style-name="T1">Connex Passport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6.08cm">
          <text:p text:style-name="P1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4" draw:layer="layout" svg:width="10.668cm" svg:height="6.096cm" svg:x="2.778cm" svg:y="12.684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ir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144cm" svg:height="3.937cm" svg:x="3.54cm" svg:y="13.319cm">
          <text:p text:style-name="P1"><text:span text:style-name="T1">Channel 1</text:span></text:p>
          <text:p text:style-name="P1"><text:span text:style-name="T1">Channel 2</text:span></text:p>
          <text:p text:style-name="P1"><text:span text:style-name="T1">Channel 3</text:span></text:p>
          <text:p text:style-name="P1"><text:span text:style-name="T1">Channel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cm" svg:y="4.1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xml:id="id3" draw:id="id3" draw:layer="layout" svg:width="3.302cm" svg:height="0.381cm" svg:x="4.048cm" svg:y="5.164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302cm" svg:height="0.381cm" svg:x="8.693cm" svg:y="5.191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302cm" svg:height="0.381cm" svg:x="4.048cm" svg:y="7.477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302cm" svg:height="0.381cm" svg:x="8.62cm" svg:y="7.477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02cm" svg:height="0.381cm" svg:x="6.334cm" svg:y="16.621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696cm" svg:x1="11.995cm" svg:y1="5.381cm" svg:x2="7.985cm" svg:y2="17.002cm" draw:start-shape="id1" draw:start-glue-point="1" draw:end-shape="id2" draw:end-glue-point="2" svg:d="M11995 5381h1197v12121h-5207v-500" svg:viewBox="0 0 5208 12122">
          <text:p/>
        </draw:connector>
        <draw:connector draw:style-name="gr7" draw:text-style-name="P1" draw:layer="layout" svg:x1="8.693cm" svg:y1="5.381cm" svg:x2="7.35cm" svg:y2="5.354cm" draw:start-shape="id1" draw:start-glue-point="3" draw:end-shape="id3" draw:end-glue-point="1" svg:d="M8693 5381h-671v-27h-672" svg:viewBox="0 0 1344 28">
          <text:p/>
        </draw:connector>
        <draw:connector draw:style-name="gr7" draw:text-style-name="P1" draw:layer="layout" svg:x1="4.048cm" svg:y1="5.354cm" svg:x2="4.048cm" svg:y2="7.667cm" draw:start-shape="id3" draw:start-glue-point="3" draw:end-shape="id4" svg:d="M4048 5354h-501v2313h501" svg:viewBox="0 0 502 2314">
          <text:p/>
        </draw:connector>
        <draw:connector draw:style-name="gr7" draw:text-style-name="P1" draw:layer="layout" svg:x1="7.35cm" svg:y1="7.667cm" svg:x2="8.62cm" svg:y2="7.667cm" draw:start-shape="id4" draw:start-glue-point="1" draw:end-shape="id5" draw:end-glue-point="3" svg:d="M7350 7667h1270" svg:viewBox="0 0 1271 1">
          <text:p/>
        </draw:connector>
        <draw:connector draw:style-name="gr7" draw:text-style-name="P1" draw:layer="layout" svg:x1="11.922cm" svg:y1="7.667cm" svg:x2="9.636cm" svg:y2="16.811cm" draw:start-shape="id5" draw:start-glue-point="1" draw:end-shape="id2" draw:end-glue-point="1" svg:d="M11922 7667h501v9144h-2787" svg:viewBox="0 0 2788 9145">
          <text:p/>
        </draw:connector>
      </draw:page>
      <draw:page draw:name="page4" draw:style-name="dp1" draw:master-page-name="Default">
        <draw:custom-shape draw:style-name="gr1" draw:text-style-name="P2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4" draw:layer="layout" svg:width="10.668cm" svg:height="6.096cm" svg:x="2.778cm" svg:y="2.77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Tom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64cm" svg:height="1.778cm" svg:x="3.794cm" svg:y="3.794cm">
          <text:p text:style-name="P1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3.794cm">
          <text:p text:style-name="P1"><text:span text:style-name="T1">Connex Document 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3.794cm" svg:y="6.08cm">
          <text:p text:style-name="P1"><text:span text:style-name="T1">Connex Passport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6.08cm">
          <text:p text:style-name="P1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4" draw:layer="layout" svg:width="10.668cm" svg:height="6.096cm" svg:x="2.778cm" svg:y="12.684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ir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4.064cm" svg:x="3.54cm" svg:y="13.319cm">
          <text:p text:style-name="P1"><text:span text:style-name="T1">Channel 1</text:span></text:p>
          <text:p text:style-name="P1"><text:span text:style-name="T1">Channel 2</text:span></text:p>
          <text:p text:style-name="P1"><text:span text:style-name="T1">Channel 3</text:span></text:p>
          <text:p text:style-name="P1"><text:span text:style-name="T1">Channel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cm" svg:y="3.4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27cm" svg:height="1.143cm" svg:x="13.7cm" svg:y="4.6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4.953cm" svg:height="6.096cm" svg:x="13.573cm" svg:y="7.858cm">
          <text:p/>
          <draw:enhanced-geometry svg:viewBox="0 0 21600 21600" draw:mirror-horizontal="false" draw:text-areas="?f2 ?f7 ?f1 ?f1 ?f7 ?f2 ?f1 ?f1" draw:type="mso-spt89" draw:modifiers="13017.2778123058 18901.09002826 3695.0631458094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</draw:page>
      <draw:page draw:name="page5" draw:style-name="dp1" draw:master-page-name="Default">
        <draw:custom-shape draw:style-name="gr10" draw:text-style-name="P1" draw:layer="layout" svg:width="6.096cm" svg:height="9.271cm" svg:x="14.081cm" svg:y="1.508cm">
          <text:p text:style-name="P1"/>
          <text:p text:style-name="P1"/>
          <text:p text:style-name="P1">Corporate Cen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4" draw:layer="layout" svg:width="10.668cm" svg:height="6.096cm" svg:x="2.778cm" svg:y="2.77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Tom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64cm" svg:height="1.778cm" svg:x="3.794cm" svg:y="3.794cm">
          <text:p text:style-name="P1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3.794cm">
          <text:p text:style-name="P1"><text:span text:style-name="T1">Connex Document 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3.794cm" svg:y="6.08cm">
          <text:p text:style-name="P1"><text:span text:style-name="T1">Connex Passport</text:span></text:p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064cm" svg:height="1.778cm" svg:x="8.366cm" svg:y="6.08cm">
          <text:p text:style-name="P1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4" draw:layer="layout" svg:width="10.668cm" svg:height="6.096cm" svg:x="2.778cm" svg:y="12.684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ir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81cm" svg:x="3.54cm" svg:y="13.319cm">
          <text:p text:style-name="P1"><text:span text:style-name="T1">Channel 1</text:span></text:p>
          <text:p text:style-name="P1"><text:span text:style-name="T1">Channel 2</text:span></text:p>
          <text:p text:style-name="P1"><text:span text:style-name="T1">Channel 3</text:span></text:p>
          <text:p text:style-name="P1"><text:span text:style-name="T1">Channel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143cm" svg:x="13.7cm" svg:y="3.4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27cm" svg:height="1.143cm" svg:x="13.7cm" svg:y="4.6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4.953cm" svg:height="6.096cm" svg:x="13.573cm" svg:y="7.858cm">
          <text:p/>
          <draw:enhanced-geometry svg:viewBox="0 0 21600 21600" draw:mirror-horizontal="false" draw:text-areas="?f2 ?f7 ?f1 ?f1 ?f7 ?f2 ?f1 ?f1" draw:type="mso-spt89" draw:modifiers="13017.2778123058 18901.09002826 3695.0631458094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StandAlone Cache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1:42:18.069552405</meta:creation-date>
    <dc:date>2015-05-21T13:09:10.884632084</dc:date>
    <meta:editing-duration>PT49M12S</meta:editing-duration>
    <meta:editing-cycles>9</meta:editing-cycles>
    <meta:generator>LibreOffice/4.2.6.3$Linux_X86_64 LibreOffice_project/420$Build-3</meta:generator>
    <meta:document-statistic meta:object-count="84"/>
  </office:meta>
</office:document-meta>
</file>